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rsid="001e2586" officeooo:paragraph-rsid="001e2586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1f2da" officeooo:paragraph-rsid="0021f2d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f2da" officeooo:paragraph-rsid="0021f2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8f1c" officeooo:paragraph-rsid="00258f1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8f1c" officeooo:paragraph-rsid="0027103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58f1c" officeooo:paragraph-rsid="002af39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258f1c" officeooo:paragraph-rsid="00258f1c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23c328" officeooo:paragraph-rsid="0023c328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0258f1c" officeooo:paragraph-rsid="0027103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Liberation Serif" fo:font-size="16pt" style:text-underline-style="solid" style:text-underline-width="auto" style:text-underline-color="font-color" fo:font-weight="bold" officeooo:rsid="00258f1c" officeooo:paragraph-rsid="00258f1c" style:font-size-asian="14pt" style:font-weight-asian="bold" style:font-size-complex="16pt" style:font-weight-complex="bold"/>
    </style:style>
    <style:style style:name="P17" style:family="paragraph" style:parent-style-name="Text_20_body" style:list-style-name="L1">
      <style:text-properties officeooo:rsid="001a1518" officeooo:paragraph-rsid="001a1518"/>
    </style:style>
    <style:style style:name="P18" style:family="paragraph" style:parent-style-name="Text_20_body" style:list-style-name="L1">
      <style:text-properties officeooo:rsid="001c80df" officeooo:paragraph-rsid="001c80df"/>
    </style:style>
    <style:style style:name="P19" style:family="paragraph" style:parent-style-name="Text_20_body" style:list-style-name="L2"/>
    <style:style style:name="P20" style:family="paragraph" style:parent-style-name="Text_20_body" style:list-style-name="L2">
      <style:text-properties officeooo:rsid="00204dd3" officeooo:paragraph-rsid="00204dd3"/>
    </style:style>
    <style:style style:name="P21" style:family="paragraph" style:parent-style-name="Text_20_body">
      <style:paragraph-properties fo:text-align="start" style:justify-single-word="false"/>
      <style:text-properties officeooo:paragraph-rsid="00271030"/>
    </style:style>
    <style:style style:name="P22" style:family="paragraph" style:parent-style-name="Text_20_body">
      <style:paragraph-properties fo:text-align="start" style:justify-single-word="false"/>
      <style:text-properties officeooo:paragraph-rsid="00290f17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ize="10pt" officeooo:paragraph-rsid="00271030" style:font-size-asian="10pt" style:font-size-complex="10pt"/>
    </style:style>
    <style:style style:name="P24" style:family="paragraph" style:parent-style-name="Text_20_body">
      <style:paragraph-properties fo:text-align="start" style:justify-single-word="false"/>
      <style:text-properties officeooo:rsid="00290f17" officeooo:paragraph-rsid="00290f17"/>
    </style:style>
    <style:style style:name="P25" style:family="paragraph" style:parent-style-name="Text_20_body" style:list-style-name="L1">
      <style:paragraph-properties fo:margin-top="0in" fo:margin-bottom="0in" loext:contextual-spacing="false"/>
    </style:style>
    <style:style style:name="P26" style:family="paragraph" style:parent-style-name="Text_20_body" style:list-style-name="L1">
      <style:paragraph-properties fo:margin-top="0in" fo:margin-bottom="0in" loext:contextual-spacing="false"/>
      <style:text-properties officeooo:rsid="001e2586" officeooo:paragraph-rsid="001e2586"/>
    </style:style>
    <style:style style:name="P27" style:family="paragraph" style:parent-style-name="Text_20_body" style:list-style-name="L1">
      <style:paragraph-properties fo:margin-top="0in" fo:margin-bottom="0in" loext:contextual-spacing="false"/>
      <style:text-properties officeooo:rsid="001c80df" officeooo:paragraph-rsid="001c80df"/>
    </style:style>
    <style:style style:name="P28" style:family="paragraph" style:parent-style-name="Text_20_body" style:list-style-name="L1">
      <style:paragraph-properties fo:margin-top="0in" fo:margin-bottom="0in" loext:contextual-spacing="false"/>
      <style:text-properties officeooo:rsid="001db8eb" officeooo:paragraph-rsid="001db8eb"/>
    </style:style>
    <style:style style:name="P29" style:family="paragraph" style:parent-style-name="Text_20_body" style:list-style-name="L2">
      <style:paragraph-properties fo:margin-top="0in" fo:margin-bottom="0in" loext:contextual-spacing="false"/>
      <style:text-properties officeooo:rsid="001db8eb" officeooo:paragraph-rsid="001db8eb"/>
    </style:style>
    <style:style style:name="P30" style:family="paragraph" style:parent-style-name="Text_20_body" style:list-style-name="L1">
      <style:paragraph-properties fo:margin-top="0in" fo:margin-bottom="0in" loext:contextual-spacing="false"/>
      <style:text-properties officeooo:rsid="001f2bfb" officeooo:paragraph-rsid="001f2bfb"/>
    </style:style>
    <style:style style:name="P31" style:family="paragraph" style:parent-style-name="Text_20_body" style:list-style-name="L2">
      <style:paragraph-properties fo:margin-top="0in" fo:margin-bottom="0in" loext:contextual-spacing="false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officeooo:rsid="00204dd3" officeooo:paragraph-rsid="00204dd3"/>
    </style:style>
    <style:style style:name="P33" style:family="paragraph" style:parent-style-name="Text_20_body">
      <style:paragraph-properties fo:break-before="page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0258f1c" officeooo:paragraph-rsid="00258f1c" style:font-size-asian="10.5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officeooo:paragraph-rsid="00290f17"/>
    </style:style>
    <style:style style:name="P36" style:family="paragraph" style:parent-style-name="Preformatted_20_Text">
      <style:text-properties style:font-name="Liberation Mono" fo:font-size="10pt" style:font-size-asian="10pt" style:font-size-complex="10pt"/>
    </style:style>
    <style:style style:name="P37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04dd3"/>
    </style:style>
    <style:style style:name="T2" style:family="text">
      <style:text-properties officeooo:rsid="0020ce18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normal" officeooo:rsid="00290f17" style:font-size-asian="10.5pt" style:font-style-asian="normal" style:font-size-complex="12pt" style:font-style-complex="normal"/>
    </style:style>
    <style:style style:name="T6" style:family="text">
      <style:text-properties fo:font-weight="normal" officeooo:rsid="00271030" style:font-weight-asian="normal" style:font-weight-complex="normal"/>
    </style:style>
    <style:style style:name="T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12pt" style:font-size-asian="10.5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71030" style:font-weight-asian="bold" style:font-weight-complex="bold"/>
    </style:style>
    <style:style style:name="T13" style:family="text">
      <style:text-properties fo:font-weight="bold" officeooo:rsid="00290f17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0.5pt" style:font-size-complex="12pt"/>
    </style:style>
    <style:style style:name="T17" style:family="text">
      <style:text-properties style:font-name="Liberation Serif" fo:font-size="12pt" fo:font-weight="normal" officeooo:rsid="00258f1c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bold" officeooo:rsid="00258f1c" style:font-size-asian="10.5pt" style:font-weight-asian="bold" style:font-size-complex="12pt" style:font-weight-complex="bold"/>
    </style:style>
    <style:style style:name="T19" style:family="text">
      <style:text-properties style:font-name="Liberation Serif" fo:font-size="12pt" fo:font-style="normal" officeooo:rsid="00290f17" style:font-size-asian="10.5pt" style:font-style-asian="normal" style:font-size-complex="12pt" style:font-style-complex="normal"/>
    </style:style>
    <style:style style:name="T20" style:family="text">
      <style:text-properties style:font-name="Liberation Serif" officeooo:rsid="00271030" style:font-size-asian="12pt"/>
    </style:style>
    <style:style style:name="T21" style:family="text">
      <style:text-properties style:font-name="Liberation Serif" fo:font-weight="bold" officeooo:rsid="00271030" style:font-size-asian="12pt" style:font-weight-asian="bold" style:font-weight-complex="bold"/>
    </style:style>
    <style:style style:name="T22" style:family="text">
      <style:text-properties style:font-name="Liberation Serif" fo:font-weight="bold" officeooo:rsid="00271030" style:font-weight-asian="bold" style:font-weight-complex="bold"/>
    </style:style>
    <style:style style:name="T23" style:family="text">
      <style:text-properties style:font-name="Liberation Serif" officeooo:rsid="00271030"/>
    </style:style>
    <style:style style:name="T24" style:family="text">
      <style:text-properties style:font-name="Liberation Serif" fo:font-size="14pt" style:text-underline-style="solid" style:text-underline-width="auto" style:text-underline-color="font-color" officeooo:rsid="00271030" style:font-size-asian="14pt" style:font-size-complex="14pt"/>
    </style:style>
    <style:style style:name="T25" style:family="text">
      <style:text-properties style:font-name="Liberation Serif" fo:font-size="14pt" style:text-underline-style="solid" style:text-underline-width="auto" style:text-underline-color="font-color" officeooo:rsid="002af392" style:font-size-asian="14pt" style:font-size-complex="14pt"/>
    </style:style>
    <style:style style:name="T26" style:family="text">
      <style:text-properties style:font-name="Liberation Serif" fo:font-size="14pt" officeooo:rsid="002af392" style:font-size-asian="14pt" style:font-size-complex="14pt"/>
    </style:style>
    <style:style style:name="T27" style:family="text">
      <style:text-properties style:font-name="Liberation Serif" fo:font-size="14pt" style:text-underline-style="none" officeooo:rsid="002af392" style:font-size-asian="14pt" style:font-size-complex="14pt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fo:font-size="10pt" style:font-size-asian="10pt" style:font-size-complex="10pt"/>
    </style:style>
    <style:style style:name="T30" style:family="text">
      <style:text-properties style:font-name="Liberation Mono" fo:font-size="10pt" fo:font-weight="normal" officeooo:rsid="00271030" style:font-size-asian="10pt" style:font-weight-asian="normal" style:font-size-complex="10pt" style:font-weight-complex="normal"/>
    </style:style>
    <style:style style:name="T31" style:family="text">
      <style:text-properties style:font-name="Liberation Mono" fo:font-size="10pt" fo:font-style="normal" officeooo:rsid="00290f17" style:font-size-asian="10pt" style:font-style-asian="normal" style:font-size-complex="10pt" style:font-style-complex="normal"/>
    </style:style>
    <style:style style:name="T32" style:family="text">
      <style:text-properties style:font-name="Liberation Mono" fo:font-style="normal" officeooo:rsid="00290f17" style:font-style-asian="normal" style:font-style-complex="normal"/>
    </style:style>
    <style:style style:name="T33" style:family="text">
      <style:text-properties style:font-name="Liberation Mono" fo:font-size="12pt" fo:font-style="normal" officeooo:rsid="00290f17" style:font-size-asian="10.5pt" style:font-style-asian="normal" style:font-size-complex="12pt" style:font-style-complex="normal"/>
    </style:style>
    <style:style style:name="T34" style:family="text">
      <style:text-properties officeooo:rsid="00271030"/>
    </style:style>
    <style:style style:name="T35" style:family="text">
      <style:text-properties fo:font-style="italic" officeooo:rsid="00271030" style:font-style-asian="italic" style:font-style-complex="italic"/>
    </style:style>
    <style:style style:name="T36" style:family="text">
      <style:text-properties fo:font-style="italic" fo:font-weight="bold" officeooo:rsid="00271030" style:font-style-asian="italic" style:font-weight-asian="bold" style:font-style-complex="italic" style:font-weight-complex="bold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71030" style:font-style-asian="normal" style:font-style-complex="normal"/>
    </style:style>
    <style:style style:name="T39" style:family="text">
      <style:text-properties fo:font-style="normal" officeooo:rsid="00290f17" style:font-style-asian="normal" style:font-style-complex="normal"/>
    </style:style>
    <style:style style:name="T40" style:family="text">
      <style:text-properties fo:font-style="normal" fo:font-weight="bold" officeooo:rsid="00271030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90f17" style:font-style-asian="normal" style:font-weight-asian="bold" style:font-style-complex="normal" style:font-weight-complex="bold"/>
    </style:style>
    <style:style style:name="T42" style:family="text">
      <style:text-properties officeooo:rsid="00290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5425246" text:style-name="L1">
        <text:list-item>
          <text:p text:style-name="P17">Why do we separate HTML and CSS? </text:p>
          <text:p text:style-name="P18">HTML specifies and tags the content of the page, which a search engine can read and make use of. CSS controls the layout and looks of that content, and may contain elements that are not compatible to all browsers. </text:p>
        </text:list-item>
        <text:list-item>
          <text:p text:style-name="P25">What are classes and IDs (and how are they different)? </text:p>
          <text:p text:style-name="P26">Classes and IDs are both selectors you make that can be “hooked” to parts of the HTML without selecting an entire HTML tag to modify.</text:p>
          <text:p text:style-name="P26"/>
          <text:p text:style-name="P26">ID’s are unique. An element can only use one ID, and a unique ID can only be used once on a page. <text:span text:style-name="T1">Syntax: #IDName {</text:span></text:p>
        </text:list-item>
      </text:list>
      <text:p text:style-name="P1"/>
      <text:p text:style-name="P1"><text:tab/>Classes are not unique, an element can be hooked by multiple classes, and you can use that <text:tab/>same class on multiple elements. <text:span text:style-name="T1">Syntax: .ClassName {</text:span></text:p>
      <text:list xml:id="list100907684291991" text:continue-numbering="true" text:style-name="L1">
        <text:list-header>
          <text:p text:style-name="P25"/>
        </text:list-header>
        <text:list-item>
          <text:p text:style-name="P25">What are elements? </text:p>
          <text:p text:style-name="P27">Elements are basically blocks of ‘code’, beginning at the start of a &lt;tag&gt; and ending with the closing of the &lt;/tag&gt;</text:p>
          <text:p text:style-name="P25"/>
        </text:list-item>
        <text:list-item>
          <text:p text:style-name="P25">What are tags? </text:p>
          <text:p text:style-name="P27">Tags label content and apply meaning to it. &lt;tag&gt; Content &lt;/tag&gt;</text:p>
          <text:p text:style-name="P27"/>
        </text:list-item>
        <text:list-item>
          <text:p text:style-name="P25">What are attributes? </text:p>
          <text:p text:style-name="P27">Attributes are additional information that can be added to a tag, in the for of &lt;tag attribute =”value”&gt; Content &lt;/tag&gt;</text:p>
          <text:p text:style-name="P25"/>
        </text:list-item>
        <text:list-item>
          <text:p text:style-name="P25">What are forms? </text:p>
          <text:p text:style-name="P28">Forms are used to collect user input.</text:p>
          <text:p text:style-name="P25"/>
        </text:list-item>
        <text:list-item>
          <text:p text:style-name="P25">What is a div? </text:p>
          <text:p text:style-name="P30">&lt;div&gt; and &lt;/div&gt; is the tag for a division within the HTML, usually used to mark a section for styling by CSS or for JavaScript.</text:p>
        </text:list-item>
      </text:list>
      <text:list xml:id="list1378806882" text:style-name="L2">
        <text:list-header>
          <text:p text:style-name="P31"/>
        </text:list-header>
        <text:list-item>
          <text:p text:style-name="P31">What are selectors? </text:p>
          <text:p text:style-name="P29">Selectors are used to… select what part of the HTML CSS is modifying. For example, the body selector in CSS would modify the content within the &lt;body&gt; tag in HTML</text:p>
          <text:p text:style-name="P31"/>
        </text:list-item>
        <text:list-item>
          <text:p text:style-name="P31">What are properties? </text:p>
          <text:p text:style-name="P29">Properties are the properties being modified within a selector, and they are given values.</text:p>
          <text:p text:style-name="P29">Ex. font-size: 14px;</text:p>
          <text:p text:style-name="P29">font-size would be the property, 14px would be the value.</text:p>
          <text:p text:style-name="P31"/>
        </text:list-item>
        <text:list-item>
          <text:p text:style-name="P31">What are values? </text:p>
          <text:p text:style-name="P29"><text:soft-page-break/>^</text:p>
          <text:p text:style-name="P31"/>
        </text:list-item>
        <text:list-item>
          <text:p text:style-name="P31">What is the “query string” in a URL and what does it do? </text:p>
          <text:p text:style-name="P31"/>
        </text:list-item>
        <text:list-item>
          <text:p text:style-name="P31">What is the difference between “pixels” and “ems”? </text:p>
          <text:p text:style-name="P29">Pixels are made up of.. pixels, and ems is a relative modifier to font size. 2ems would be double the font size.</text:p>
          <text:p text:style-name="P31"/>
        </text:list-item>
        <text:list-item>
          <text:p text:style-name="P31">How do CSS styles for a particular element get inherited? i.e. how does an element get its “default” styles? </text:p>
          <text:p text:style-name="P31"/>
        </text:list-item>
        <text:list-item>
          <text:p text:style-name="P31">What are two CSS attributes you can change to push an element around on the page? </text:p>
          <text:p text:style-name="P32"><text:span text:style-name="T2">Padding</text:span> and margin.</text:p>
          <text:p text:style-name="P31"/>
        </text:list-item>
        <text:list-item>
          <text:p text:style-name="P31">What are the three different ways to include CSS in your project or use CSS to style a particular element? </text:p>
          <text:p text:style-name="P32">Inline, internal, and external. External is the preferred method.</text:p>
          <text:p text:style-name="P31"/>
        </text:list-item>
        <text:list-item>
          <text:p text:style-name="P31">What is the “default stylesheet” or “user agent stylesheet”? </text:p>
          <text:p text:style-name="P32">The default .css stylesheet included in a browser.</text:p>
          <text:p text:style-name="P31"/>
        </text:list-item>
        <text:list-item>
          <text:p text:style-name="P19">Why use a CSS reset file? </text:p>
          <text:p text:style-name="P20">To start from a blank slate.</text:p>
        </text:list-item>
      </text:list>
      <text:p text:style-name="Text_20_body"/>
      <text:p text:style-name="Text_20_body"/>
      <text:p text:style-name="P33"/>
      <text:p text:style-name="P2">HTML</text:p>
      <text:p text:style-name="P2"/>
      <text:p text:style-name="P3"><text:span text:style-name="T3">&lt;!DOCTYPE html&gt; </text:span><text:span text:style-name="T4">must start with this</text:span></text:p>
      <text:p text:style-name="P3"><text:span text:style-name="T3">&lt;html&gt;&lt;/html&gt;</text:span><text:span text:style-name="T4"> contains everything else within the html file</text:span></text:p>
      <text:p text:style-name="P3"><text:span text:style-name="T4">&lt;</text:span><text:span text:style-name="T3">head&gt;&lt;/head&gt;</text:span><text:span text:style-name="T4"> contains the title and other metadata</text:span></text:p>
      <text:p text:style-name="P3"><text:span text:style-name="T3">&lt;title&gt;&lt;/title&gt;</text:span><text:span text:style-name="T4"> The name of the page that will show in a window/tab, also used by search engines</text:span></text:p>
      <text:p text:style-name="P14"><text:span text:style-name="T3">&lt;meta charset = "UTF-8"&gt; </text:span><text:span text:style-name="T4">Seems to be standard to prevent errors in encoding</text:span></text:p>
      <text:p text:style-name="P3"><text:span text:style-name="T3">&lt;body&gt;&lt;/body&gt;</text:span><text:span text:style-name="T4"> The body of the page, containing content</text:span></text:p>
      <text:p text:style-name="P4"><text:span text:style-name="T3">&lt;select&gt;&lt;/select&gt; </text:span><text:span text:style-name="T4">Adds a button that can be clicked for a dropdown menu of options to select, the values of which can be used in JavaScript.</text:span></text:p>
      <text:p text:style-name="P7">example:</text:p>
      <text:p text:style-name="P5"><text:span text:style-name="Source_20_Text"><text:span text:style-name="T10">&lt;label for="weather"&gt;</text:span></text:span><text:span text:style-name="Source_20_Text"><text:span text:style-name="T8">Select the weather type today: </text:span></text:span><text:span text:style-name="Source_20_Text"><text:span text:style-name="T10">&lt;/label&gt; </text:span></text:span></text:p>
      <text:p text:style-name="P5"><text:span text:style-name="Source_20_Text"><text:span text:style-name="T8">(Label seems to be just that, visible label shown before the selection)</text:span></text:span></text:p>
      <text:p text:style-name="P5"><text:span text:style-name="Source_20_Text"><text:span text:style-name="T7">&lt;select id="weather"&gt;</text:span></text:span></text:p>
      <text:p text:style-name="Preformatted_20_Text"><text:span text:style-name="Source_20_Text"><text:span text:style-name="T9"><text:s text:c="2"/>&lt;option value=""&gt;--Make a choice--&lt;/option&gt;</text:span></text:span></text:p>
      <text:p text:style-name="Preformatted_20_Text"><text:span text:style-name="Source_20_Text"><text:span text:style-name="T9"><text:s text:c="2"/>&lt;option value="sunny"&gt;Sunny&lt;/option&gt;</text:span></text:span></text:p>
      <text:p text:style-name="Preformatted_20_Text"><text:span text:style-name="Source_20_Text"><text:span text:style-name="T9"><text:s text:c="2"/>&lt;option value="rainy"&gt;Rainy&lt;/option&gt;</text:span></text:span></text:p>
      <text:p text:style-name="Preformatted_20_Text"><text:span text:style-name="Source_20_Text"><text:span text:style-name="T9"><text:s text:c="2"/>&lt;option value="snowing"&gt;Snowing&lt;/option&gt;</text:span></text:span></text:p>
      <text:p text:style-name="Preformatted_20_Text"><text:span text:style-name="Source_20_Text"><text:span text:style-name="T9"><text:s text:c="2"/>&lt;option value="overcast"&gt;Overcast&lt;/option&gt;</text:span></text:span></text:p>
      <text:p text:style-name="P6"><text:span text:style-name="Source_20_Text"><text:span text:style-name="T9">&lt;/select&gt;</text:span></text:span></text:p>
      <text:p text:style-name="P8"/>
      <text:p text:style-name="P16">DOM+</text:p>
      <text:p text:style-name="P12"/>
      <text:p text:style-name="P9"><text:span text:style-name="T11">DOM stands for Document Object Model</text:span>, a DOM is a tree-like representation of a webpage's contents, with seperate "nodes" that are related based on the arrangement of the HTML document.</text:p>
      <text:p text:style-name="P9"/>
      <text:p text:style-name="P34"><text:span text:style-name="Source_20_Text"><text:span text:style-name="T14">&lt;div id="container"&gt;</text:span></text:span></text:p>
      <text:p text:style-name="Preformatted_20_Text"><text:span text:style-name="Source_20_Text"><text:span text:style-name="T14"><text:s text:c="2"/>&lt;div class="display"&gt;&lt;/div&gt;</text:span></text:span></text:p>
      <text:p text:style-name="Preformatted_20_Text"><text:span text:style-name="Source_20_Text"><text:span text:style-name="T14"><text:s text:c="2"/>&lt;div class="controls"&gt;&lt;/div&gt;</text:span></text:span></text:p>
      <text:p text:style-name="P6"><text:span text:style-name="Source_20_Text"><text:span text:style-name="T14">&lt;/div&gt;</text:span></text:span></text:p>
      <text:p text:style-name="P9">In this example, <text:span text:style-name="Source_20_Text"><text:span text:style-name="T14">&lt;div class="display"&gt;&lt;/div&gt; </text:span></text:span><text:span text:style-name="Source_20_Text"><text:span text:style-name="T15">is a child of </text:span></text:span><text:span text:style-name="Source_20_Text"><text:span text:style-name="T29">&lt;div id="container"&gt;</text:span></text:span><text:span text:style-name="Source_20_Text"><text:span text:style-name="T15">,</text:span></text:span></text:p>
      <text:p text:style-name="P9"><text:span text:style-name="Source_20_Text"><text:span text:style-name="T15">and a sibling of </text:span></text:span><text:span text:style-name="Source_20_Text"><text:span text:style-name="T29">&lt;div class="controls"&gt;&lt;/div&gt;</text:span></text:span></text:p>
      <text:p text:style-name="P9"><text:span text:style-name="Source_20_Text"><text:span text:style-name="T29"/></text:span></text:p>
      <text:p text:style-name="P10"><text:span text:style-name="Source_20_Text"><text:span text:style-name="T20">You can target nodes in DOM using </text:span></text:span><text:span text:style-name="Source_20_Text"><text:span text:style-name="T21">selectors:</text:span></text:span></text:p>
      <text:p text:style-name="P10"><text:span text:style-name="Source_20_Text"><text:span text:style-name="T21"/></text:span></text:p>
      <text:p text:style-name="P21"><text:span text:style-name="Source_20_Text"><text:span text:style-name="T30">div.display </text:span></text:span></text:p>
      <text:p text:style-name="P23">.display </text:p>
      <text:p text:style-name="P23">#container &gt; .display </text:p>
      <text:p text:style-name="P23">div#container &gt; div.displa<text:span text:style-name="T34">y</text:span></text:p>
      <text:p text:style-name="P10"><text:span text:style-name="Source_20_Text"><text:span text:style-name="T23">As well as relational </text:span></text:span><text:span text:style-name="Source_20_Text"><text:span text:style-name="T22">selectors: firstElementChild</text:span></text:span><text:span text:style-name="Source_20_Text"><text:span text:style-name="T23"> or </text:span></text:span><text:span text:style-name="Source_20_Text"><text:span text:style-name="T22">lastElementChild</text:span></text:span><text:span text:style-name="Source_20_Text"><text:span text:style-name="T23"> etc.</text:span></text:span></text:p>
      <text:p text:style-name="P10"><text:span text:style-name="Source_20_Text"><text:span text:style-name="T23"/></text:span></text:p>
      <text:p text:style-name="P10"><text:span text:style-name="Source_20_Text"><text:span text:style-name="T23"/></text:span></text:p>
      <text:p text:style-name="P15"><text:span text:style-name="Source_20_Text"><text:span text:style-name="T23"/></text:span></text:p>
      <text:p text:style-name="P10"><text:span text:style-name="Source_20_Text"><text:span text:style-name="T24">Using JavaScript:</text:span></text:span></text:p>
      <text:p text:style-name="P10"><text:span text:style-name="Source_20_Text"><text:span text:style-name="T24"/></text:span></text:p>
      <text:p text:style-name="P11"><text:span text:style-name="Source_20_Text"><text:span text:style-name="T27">These do not alter the HTML, but instead alter the DOM, which is rendered in the web-browser.</text:span></text:span></text:p>
      <text:p text:style-name="P10"><text:span text:style-name="Source_20_Text"><text:span text:style-name="T22"/></text:span></text:p>
      <text:p text:style-name="P21"><text:span text:style-name="Source_20_Text"><text:span text:style-name="Emphasis"><text:span text:style-name="T18">element</text:span></text:span></text:span><text:span text:style-name="Source_20_Text"><text:span text:style-name="T18">.querySelector(</text:span></text:span><text:span text:style-name="Source_20_Text"><text:span text:style-name="Emphasis"><text:span text:style-name="T18">selector</text:span></text:span></text:span><text:span text:style-name="Source_20_Text"><text:span text:style-name="T18">)</text:span></text:span><text:span text:style-name="Source_20_Text"><text:span text:style-name="T17"> returns reference to the first match of </text:span></text:span><text:span text:style-name="Source_20_Text"><text:span text:style-name="Emphasis"><text:span text:style-name="T17">selector</text:span></text:span></text:span><text:span text:style-name="Source_20_Text"><text:span text:style-name="T17"> </text:span></text:span></text:p>
      <text:p text:style-name="P21"><text:span text:style-name="Emphasis"><text:span text:style-name="T11">element</text:span></text:span><text:span text:style-name="T11">.querySelectorAll(</text:span><text:span text:style-name="Emphasis"><text:span text:style-name="T11">selectors</text:span></text:span><text:span text:style-name="T11">)</text:span> returns a “nodelist” containing references to all of the matches of the <text:span text:style-name="Emphasis">selectors</text:span> <text:span text:style-name="T34"><text:s/>*when using this, the return value is a </text:span><text:span text:style-name="T35">nodelist </text:span><text:span text:style-name="T38">rather than an array. Can be turned into an array using Array.from() or the spread operator.</text:span></text:p>
      <text:p text:style-name="P21"><text:span text:style-name="T40">document.createElement(</text:span><text:span text:style-name="T36">tagName[, options]</text:span><text:span text:style-name="T40">)</text:span><text:span text:style-name="T38"> creates a new element of tag type </text:span><text:span text:style-name="T35">tagName. Options </text:span><text:span text:style-name="T38">refers to optional additional parameters. Does not add it to the page, instead creates it in memory.</text:span></text:p>
      <text:p text:style-name="P21"><text:span text:style-name="T39"/></text:p>
      <text:p text:style-name="P24"><text:span text:style-name="T39">T</text:span><text:span text:style-name="T37">hese add elements/nodes.</text:span></text:p>
      <text:p text:style-name="P21"><text:span text:style-name="Emphasis"><text:span text:style-name="T12">parentNode</text:span></text:span><text:span text:style-name="T40">.appendChild(</text:span><text:span text:style-name="Emphasis"><text:span text:style-name="T12">childNode</text:span></text:span><text:span text:style-name="T40">)</text:span><text:span text:style-name="T38"> appends </text:span><text:span text:style-name="Emphasis"><text:span text:style-name="T34">childNode</text:span></text:span><text:span text:style-name="T38"> as the last child of </text:span><text:span text:style-name="Emphasis"><text:span text:style-name="T34">parentNode</text:span></text:span></text:p>
      <text:p text:style-name="P21"><text:span text:style-name="Emphasis"><text:span text:style-name="T12">parentNode</text:span></text:span><text:span text:style-name="Emphasis"><text:span text:style-name="T40">.insertBefore(</text:span></text:span><text:span text:style-name="Emphasis"><text:span text:style-name="T12">newNode</text:span></text:span><text:span text:style-name="Emphasis"><text:span text:style-name="T40">, </text:span></text:span><text:span text:style-name="Emphasis"><text:span text:style-name="T12">referenceNode</text:span></text:span><text:span text:style-name="Emphasis"><text:span text:style-name="T40">)</text:span></text:span><text:span text:style-name="Emphasis"><text:span text:style-name="T38"> inserts </text:span></text:span><text:span text:style-name="Emphasis"><text:span text:style-name="T34">newNode</text:span></text:span><text:span text:style-name="Emphasis"><text:span text:style-name="T38"> into </text:span></text:span><text:span text:style-name="Emphasis"><text:span text:style-name="T34">parentNode</text:span></text:span><text:span text:style-name="Emphasis"><text:span text:style-name="T38"> before </text:span></text:span><text:span text:style-name="Emphasis"><text:span text:style-name="T34">referenceNode</text:span></text:span></text:p>
      <text:p text:style-name="P21"><text:span text:style-name="Emphasis"><text:span text:style-name="T38"/></text:span></text:p>
      <text:p text:style-name="P22"><text:span text:style-name="Emphasis"><text:span text:style-name="T39">This removes elements/nodes.</text:span></text:span></text:p>
      <text:p text:style-name="P22"><text:span text:style-name="Emphasis"><text:span text:style-name="T13">parentNode</text:span></text:span><text:span text:style-name="Emphasis"><text:span text:style-name="T41">.removeChild(</text:span></text:span><text:span text:style-name="Emphasis"><text:span text:style-name="T13">child</text:span></text:span><text:span text:style-name="Emphasis"><text:span text:style-name="T41">) </text:span></text:span><text:span text:style-name="Emphasis"><text:span text:style-name="T39">removes </text:span></text:span><text:span text:style-name="Emphasis"><text:span text:style-name="T42">child</text:span></text:span><text:span text:style-name="Emphasis"><text:span text:style-name="T39"> from </text:span></text:span><text:span text:style-name="Emphasis"><text:span text:style-name="T42">parentNode</text:span></text:span><text:span text:style-name="Emphasis"><text:span text:style-name="T39"> on the DOM and returns reference to </text:span></text:span><text:span text:style-name="Emphasis"><text:span text:style-name="T42">child</text:span></text:span><text:span text:style-name="Emphasis"><text:span text:style-name="T39"> </text:span></text:span></text:p>
      <text:p text:style-name="P22"><text:span text:style-name="Emphasis"><text:span text:style-name="T39"/></text:span></text:p>
      <text:p text:style-name="P22"><text:span text:style-name="Emphasis"><text:span text:style-name="T39">You can use references to elements to alter that element's properties. You can add or remove attributes, change classes, add inline style information, and more.</text:span></text:span></text:p>
      <text:p text:style-name="P22"><text:span text:style-name="Emphasis"><text:span text:style-name="T39">Here's an example of adding inline style to an element that you can reference:</text:span></text:span></text:p>
      <text:p text:style-name="P35"><text:span text:style-name="Emphasis"><text:span text:style-name="Source_20_Text"><text:span text:style-name="T31">const div = document.createElement('div'); <text:s text:c="20"/></text:span></text:span></text:span></text:p>
      <text:p text:style-name="P6"><text:span text:style-name="Source_20_Text"><text:span text:style-name="T29">// create a new div referenced in the variable 'div'</text:span></text:span></text:p>
      <text:p text:style-name="P6"><text:span text:style-name="Emphasis"><text:span text:style-name="Source_20_Text"><text:span text:style-name="T31">div.style.color = 'blue'; <text:s text:c="37"/></text:span></text:span></text:span></text:p>
      <text:p text:style-name="Preformatted_20_Text"><text:span text:style-name="Source_20_Text"><text:span text:style-name="T29">// adds the indicated style rule</text:span></text:span></text:p>
      <text:p text:style-name="P36"/>
      <text:p text:style-name="Preformatted_20_Text"><text:span text:style-name="Source_20_Text"><text:span text:style-name="T29">div.style.cssText = 'color: blue; background: white'; <text:s text:c="9"/></text:span></text:span></text:p>
      <text:p text:style-name="Preformatted_20_Text"><text:span text:style-name="Source_20_Text"><text:span text:style-name="T29">// adds several style rules</text:span></text:span></text:p>
      <text:p text:style-name="P36"/>
      <text:p text:style-name="Preformatted_20_Text"><text:span text:style-name="Source_20_Text"><text:span text:style-name="T29">div.setAttribute('style', 'color: blue; background: white'); <text:s text:c="3"/></text:span></text:span></text:p>
      <text:p text:style-name="P6"><text:span text:style-name="Source_20_Text"><text:span text:style-name="T29">// adds several style rules</text:span></text:span></text:p>
      <text:p text:style-name="P6"><text:span text:style-name="Emphasis"><text:span text:style-name="T19"/></text:span></text:p>
      <text:p text:style-name="P22"><text:soft-page-break/><text:span text:style-name="Emphasis"><text:span text:style-name="T39"/></text:span></text:p>
      <text:p text:style-name="P22"><text:span text:style-name="Emphasis"><text:span text:style-name="T39"/></text:span></text:p>
      <text:p text:style-name="P21"><text:span text:style-name="T38"/></text:p>
      <text:p text:style-name="P21"/>
      <text:p text:style-name="P9"><text:span text:style-name="Source_20_Text"><text:span text:style-name="T10"/>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46:17.084831046</meta:creation-date>
    <dc:date>2020-02-20T10:09:06.820128093</dc:date>
    <meta:editing-duration>P11DT9H6M13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6" meta:paragraph-count="104" meta:word-count="904" meta:character-count="5543" meta:non-whitespace-character-count="4666"/>
  </office:meta>
</office:document-meta>
</file>